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8cm" svg:y="0.612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 text:style-name="P2"><text:span text:style-name="T2"><text:s text:c="2"/></text:span><text:span text:style-name="T2">browser dev-tools, postman`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inkscape, libreoffice</text:span></text:p>
            <text:p><text:span text:style-name="T2"/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, materializecss</text:span></text:p>
            <text:p text:style-name="P2"><text:span text:style-name="T6"><text:s text:c="2"/></text:span><text:span text:style-name="T6">js/es6/dom/json/jquery, </text:span><text:span text:style-name="T7">typescript</text:span></text:p>
            <text:p><text:span text:style-name="T2"><text:s text:c="2"/></text:span><text:span text:style-name="T2">ajax/xhr, fetch, axios</text:span></text:p>
            <text:p text:style-name="P2"><text:span text:style-name="T6"><text:s text:c="2"/></text:span><text:span text:style-name="T8">react</text:span><text:span text:style-name="T9">/next/remix</text:span></text:p>
            <text:p text:style-name="P2"><text:span text:style-name="T9"><text:s text:c="4"/></text:span><text:span text:style-name="T9">redux, react-router, apollo/gql</text:span></text:p>
            <text:p text:style-name="P2"><text:span text:style-name="T7"><text:s text:c="2"/></text:span><text:span text:style-name="T7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6"><text:s text:c="2"/></text:span><text:span text:style-name="T6">react-</text:span><text:span text:style-name="T2">mern/next/remix</text:span></text:p>
            <text:p><text:span text:style-name="T2"><text:s text:c="2"/></text:span><text:span text:style-name="T2">sql, mysql, mongo</text:span></text:p>
            <text:p><text:span text:style-name="T2"><text:s text:c="2"/></text:span><text:span text:style-name="T2">rest, graphql/apollo</text:span></text:p>
            <text:p text:style-name="P2"><text:span text:style-name="T2"><text:s text:c="2"/></text:span><text:span text:style-name="T2">php/composer, laravel, slim</text:span></text:p>
            <text:p><text:span text:style-name="T2"/></text:p>
            <text:p><text:span text:style-name="T2"/></text:p>
            <text:p><text:span text:style-name="T3">CI-CD / DevOps</text:span></text:p>
            <text:p text:style-name="P2"><text:span text:style-name="T6"><text:s text:c="2"/></text:span><text:span text:style-name="T6">ci/cd konfiguracija, test/deploy </text:span><text:span text:style-name="T2">automatizacija</text:span></text:p>
            <text:p text:style-name="P2"><text:span text:style-name="T2"><text:s text:c="4"/></text:span><text:span text:style-name="T2">jenkins/docker, github devop actions</text:span></text:p>
            <text:p text:style-name="P2"><text:span text:style-name="T2"><text:s text:c="2"/></text:span><text:span text:style-name="T2">git oriented automation workflow</text:span></text:p>
            <text:p text:style-name="P2"><text:span text:style-name="T6"><text:s text:c="2"/></text:span><text:span text:style-name="T6">http, htaccess, apache, ssh, cpanel, ftp, </text:span></text:p>
            <text:p text:style-name="P2"><text:span text:style-name="T6"><text:s text:c="2"/></text:span></text:p>
            <text:p text:style-name="P2"><text:span text:style-name="T6"/></text:p>
            <text:p><text:span text:style-name="T2"/></text:p>
            <text:p><text:span text:style-name="T3">CONTACT ME</text:span></text:p>
            <text:p><text:span text:style-name="T10"><text:s text:c="2"/></text:span><text:span text:style-name="T10">tel</text:span><text:span text:style-name="T2"> <text:s text:c="6"/>: +381 66 572 55 23</text:span></text:p>
            <text:p><text:span text:style-name="T10"><text:s text:c="2"/></text:span><text:span text:style-name="T10">email</text:span><text:span text:style-name="T2"> <text:s text:c="4"/>: admin@nikolav.rs</text:span></text:p>
            <text:p><text:span text:style-name="T10"><text:s text:c="2"/></text:span><text:span text:style-name="T10">url</text:span><text:span text:style-name="T2"> <text:s text:c="6"/>: https://nikolav.rs/</text:span><text:span text:style-name="T2"><text:line-break/></text:span><text:span text:style-name="T2"> <text:s/></text:span><text:span text:style-name="T10">github</text:span><text:span text:style-name="T2"> <text:s text:c="3"/>: https://github.com/nikolav</text:span><text:span text:style-name="T2"><text:line-break/></text:span><text:span text:style-name="T2"> <text:s/></text:span><text:span text:style-name="T10">facebook</text:span><text:span text:style-name="T2"> <text:s/>: https://www.facebook.com/nikolav.me</text:span><text:span text:style-name="T2"><text:line-break/></text:span><text:span text:style-name="T2"> <text:s/></text:span><text:span text:style-name="T10">instagram</text:span><text:span text:style-name="T2"> : https://www.instagram.com/nikolav.rs/</text:span></text:p>
            <text:p><text:span text:style-name="T10"><text:s text:c="2"/></text:span><text:span text:style-name="T10">youtube</text:span><text:span text:style-name="T2"> <text:s text:c="2"/>: https://www.youtube.com/channel/UCXtm7byraXXFkYtfrWHJHSA/</text:span></text:p>
            <text:p><text:span text:style-name="T10"><text:s text:c="2"/></text:span><text:span text:style-name="T10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3-07T10:29:51.088000000</dc:date>
    <meta:editing-duration>PT7H23M26S</meta:editing-duration>
    <meta:editing-cycles>126</meta:editing-cycles>
    <meta:generator>LibreOffice/7.2.5.2$Windows_X86_64 LibreOffice_project/499f9727c189e6ef3471021d6132d4c694f357e5</meta:generator>
    <meta:document-statistic meta:object-count="21"/>
  </office:meta>
</office:document-meta>
</file>